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10" table:style-name="ce10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10" table:style-name="ce10"/>
          <table:table-cell table:number-columns-repeated="1013"/>
        </table:table-row>
        <table:table-row table:style-name="ro5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10" table:style-name="ce10"/>
          <table:table-cell table:number-columns-repeated="1013"/>
        </table:table-row>
        <table:table-row table:style-name="ro6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3" office:value-type="string">
            <text:p>Balance</text:p>
          </table:table-cell>
          <table:table-cell table:style-name="ce15"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4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11" office:value-type="string">
            <text:p><text:a xlink:href="python://convert_date_cash(line['voucher_date'])" xlink:type="simple">date</text:a></text:p>
          </table:table-cell>
          <table:table-cell table:style-name="ce11" office:value-type="string">
            <text:p><text:s/><text:a xlink:href="python://get_code_account(line['account_id'])" xlink:type="simple">account_code</text:a></text:p>
          </table:table-cell>
          <table:table-cell table:style-name="ce11" office:value-type="string">
            <text:p><text:a xlink:href="python://line['acc_name']" xlink:type="simple">description</text:a></text:p>
          </table:table-cell>
          <table:table-cell table:style-name="ce11" office:value-type="string">
            <text:p><text:a xlink:href="python://line['payee']" xlink:type="simple">payee</text:a></text:p>
          </table:table-cell>
          <table:table-cell table:style-name="ce11" office:value-type="string">
            <text:p><text:a xlink:href="python://line['reference']" xlink:type="simple">ref</text:a></text:p>
          </table:table-cell>
          <table:table-cell table:style-name="ce11" office:value-type="string">
            <text:p><text:a xlink:href="python://line['voucher_desc']" xlink:type="simple">desc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7-07T12:00:12</dc:date>
    <dc:creator>Dev127 </dc:creator>
    <meta:editing-duration>PT1H22M3S</meta:editing-duration>
    <meta:editing-cycles>48</meta:editing-cycles>
    <meta:document-statistic meta:table-count="3" meta:cell-count="33" meta:object-count="0"/>
  </office:meta>
</office:document-meta>
</file>